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use-window-font-color="true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0066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66ff66"/>
    </style:style>
    <style:style style:name="ce7" style:family="table-cell" style:parent-style-name="Default">
      <style:table-cell-properties fo:background-color="#6666ff"/>
    </style:style>
    <style:style style:name="ce8" style:family="table-cell" style:parent-style-name="Default">
      <style:table-cell-properties fo:background-color="#0000ff"/>
    </style:style>
    <style:style style:name="ce9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lan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6"/>
          <table:table-cell office:value-type="float" office:value="15" calcext:value-type="float">
            <text:p>15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6"/>
          <table:table-cell office:value-type="float" office:value="10" calcext:value-type="float">
            <text:p>10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hashtable</text:p>
          </table:table-cell>
          <table:table-cell table:style-name="ce1" office:value-type="float" office:value="20" calcext:value-type="float">
            <text:p>20</text:p>
          </table:table-cell>
          <table:table-cell table:style-name="ce3"/>
          <table:table-cell office:value-type="float" office:value="15" calcext:value-type="float">
            <text:p>15</text:p>
          </table:table-cell>
          <table:table-cell table:style-name="ce6"/>
          <table:table-cell office:value-type="float" office:value="7" calcext:value-type="float">
            <text:p>7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linkedlist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que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ck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style-name="ce2" office:value-type="float" office:value="14" calcext:value-type="float">
            <text:p>14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heap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7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</text:p>
          </table:table-cell>
          <table:table-cell table:style-name="ce2" office:value-type="float" office:value="19" calcext:value-type="float">
            <text:p>19</text:p>
          </table:table-cell>
          <table:table-cell table:style-name="ce4"/>
          <table:table-cell table:style-name="ce2" office:value-type="float" office:value="20" calcext:value-type="float">
            <text:p>20</text:p>
          </table:table-cell>
          <table:table-cell table:style-name="ce7"/>
          <table:table-cell table:style-name="ce2" office:value-type="float" office:value="10" calcext:value-type="float">
            <text:p>10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graph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style-name="ce7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union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rch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1" office:value-type="float" office:value="54" calcext:value-type="float">
            <text:p>54</text:p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c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dp</text:p>
          </table:table-cell>
          <table:table-cell office:value-type="float" office:value="6" calcext:value-type="float">
            <text:p>6</text:p>
          </table:table-cell>
          <table:table-cell table:style-name="ce5"/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2" office:value-type="float" office:value="20" calcext:value-type="float">
            <text:p>20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bt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style-name="ce2" office:value-type="float" office:value="18" calcext:value-type="float">
            <text:p>18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greedy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5"/>
          <table:table-cell office:value-type="float" office:value="8" calcext:value-type="float">
            <text:p>8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recur</text:p>
          </table:table-cell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2" office:value-type="float" office:value="2" calcext:value-type="float">
            <text:p>2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tal questions</text:p>
          </table:table-cell>
          <table:table-cell table:formula="of:=SUM([.B2:.B20])" office:value-type="float" office:value="80" calcext:value-type="float">
            <text:p>80</text:p>
          </table:table-cell>
          <table:table-cell/>
          <table:table-cell table:formula="of:=SUM([.D2:.D20])" office:value-type="float" office:value="265" calcext:value-type="float">
            <text:p>265</text:p>
          </table:table-cell>
          <table:table-cell table:formula="of:=[.D22]/2" office:value-type="float" office:value="132.5" calcext:value-type="float">
            <text:p>132.5</text:p>
          </table:table-cell>
          <table:table-cell table:formula="of:=SUM([.F2:.F20])" office:value-type="float" office:value="100" calcext:value-type="float">
            <text:p>100</text:p>
          </table:table-cell>
          <table:table-cell/>
          <table:table-cell table:formula="of:=SUM([.B22]+[.D22]+[.F22])"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string" calcext:value-type="string">
            <text:p>pre day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 days</text:p>
          </table:table-cell>
          <table:table-cell table:formula="of:=[.B22]/[.B23]" office:value-type="float" office:value="5.33333333333333" calcext:value-type="float">
            <text:p>5.3333333333</text:p>
          </table:table-cell>
          <table:table-cell/>
          <table:table-cell table:formula="of:=[.D22]/[.D23]" office:value-type="float" office:value="33.125" calcext:value-type="float">
            <text:p>33.125</text:p>
          </table:table-cell>
          <table:table-cell table:formula="of:=[.E22]/[.E23]" office:value-type="float" office:value="22.0833333333333" calcext:value-type="float">
            <text:p>22.0833333333</text:p>
          </table:table-cell>
          <table:table-cell table:formula="of:=[.F22]/[.F23]" office:value-type="float" office:value="25" calcext:value-type="float">
            <text:p>25</text:p>
          </table:table-cell>
          <table:table-cell/>
          <table:table-cell table:formula="of:=SUM([.B24];[.E24];[.F24])" office:value-type="float" office:value="52.4166666666667" calcext:value-type="float">
            <text:p>52.41666666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lans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hashtabl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p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e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e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r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grap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ear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not including</text:p>
          </table:table-cell>
          <table:table-cell table:number-columns-repeated="2"/>
          <table:table-cell office:value-type="string" calcext:value-type="string">
            <text:p>linkedlist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day plan</text:p>
          </table:table-cell>
          <table:table-cell/>
          <table:table-cell table:formula="of:=SUM([.C29:.C40])" office:value-type="float" office:value="3" calcext:value-type="float">
            <text:p>3</text:p>
          </table:table-cell>
          <table:table-cell/>
          <table:table-cell table:formula="of:=SUM([.E29:.E40])" office:value-type="float" office:value="29" calcext:value-type="float">
            <text:p>29</text:p>
          </table:table-cell>
          <table:table-cell/>
          <table:table-cell table:formula="of:=SUM([.G29:.G40])" office:value-type="float" office:value="17" calcext:value-type="float">
            <text:p>17</text:p>
          </table:table-cell>
          <table:table-cell table:formula="of:=SUM([.C41];[.E41];[.G41])" office:value-type="float" office:value="49" calcext:value-type="float">
            <text:p>49</text:p>
          </table:table-cell>
          <table:table-cell table:style-name="ce9" office:value-type="date" office:date-value="2018-07-14" calcext:value-type="date">
            <text:p>07/14/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20:58:39.546094137</meta:creation-date>
    <dc:date>2018-06-07T21:20:24.801226330</dc:date>
    <meta:editing-duration>PT11M3S</meta:editing-duration>
    <meta:editing-cycles>4</meta:editing-cycles>
    <meta:generator>LibreOffice/5.1.6.2$Linux_X86_64 LibreOffice_project/10m0$Build-2</meta:generator>
    <meta:document-statistic meta:table-count="1" meta:cell-count="122" meta:object-count="0"/>
  </office:meta>
</office:document-meta>
</file>